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text:start-value="4">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Symbol"/>
      </text:list-level-style-bullet>
      <text:list-level-style-bullet text:level="2" text:style-name="WW_CharLFO6LVL2" text:bullet-char="o">
        <style:list-level-properties text:space-before="1in" text:min-label-width="0.25in"/>
        <style:text-properties style:font-name="Courier New"/>
      </text:list-level-style-bullet>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style:style style:name="P1" style:parent-style-name="Nagłówek1" style:master-page-name="MP0" style:family="paragraph">
      <style:paragraph-properties fo:break-before="page"/>
      <style:text-properties fo:font-size="12pt" style:font-size-asian="12pt"/>
    </style:style>
    <style:style style:name="P2" style:parent-style-name="Nagłówek2" style:family="paragraph">
      <style:text-properties fo:font-size="10pt" style:font-size-asian="10pt" style:font-size-complex="10pt"/>
    </style:style>
    <style:style style:name="P3"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4" style:parent-style-name="Akapitzlistą" style:family="paragraph">
      <style:paragraph-properties fo:text-align="justify" fo:margin-top="0.1666in"/>
      <style:text-properties style:font-name="Cambria" fo:font-size="10pt" style:font-size-asian="10pt" style:font-size-complex="10pt"/>
    </style:style>
    <style:style style:name="P5" style:parent-style-name="Akapitzlistą" style:family="paragraph">
      <style:paragraph-properties fo:text-align="justify" fo:margin-top="0.1666in"/>
      <style:text-properties style:font-name="Cambria" fo:font-size="10pt" style:font-size-asian="10pt" style:font-size-complex="10pt"/>
    </style:style>
    <style:style style:name="P6" style:parent-style-name="Akapitzlistą" style:family="paragraph">
      <style:paragraph-properties fo:text-align="justify" fo:margin-top="0.1666in"/>
      <style:text-properties style:font-name="Cambria" fo:font-size="10pt" style:font-size-asian="10pt" style:font-size-complex="10pt"/>
    </style:style>
    <style:style style:name="P7"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8" style:parent-style-name="Akapitzlistą" style:family="paragraph">
      <style:paragraph-properties fo:text-align="justify" fo:margin-top="0.1666in"/>
      <style:text-properties style:font-name="Cambria" fo:font-size="10pt" style:font-size-asian="10pt" style:font-size-complex="10pt"/>
    </style:style>
    <style:style style:name="P9" style:parent-style-name="Akapitzlistą" style:family="paragraph">
      <style:paragraph-properties fo:text-align="justify" fo:margin-top="0.1666in"/>
      <style:text-properties style:font-name="Cambria" fo:font-size="10pt" style:font-size-asian="10pt" style:font-size-complex="10pt"/>
    </style:style>
    <style:style style:name="P10" style:parent-style-name="Akapitzlistą" style:family="paragraph">
      <style:paragraph-properties fo:text-align="justify" fo:margin-top="0.1666in"/>
      <style:text-properties style:font-name="Cambria" fo:font-size="10pt" style:font-size-asian="10pt" style:font-size-complex="10pt"/>
    </style:style>
    <style:style style:name="P11"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12" style:parent-style-name="Akapitzlistą" style:family="paragraph">
      <style:paragraph-properties fo:text-align="justify" fo:margin-top="0.1666in"/>
      <style:text-properties style:font-name="Cambria" fo:font-size="10pt" style:font-size-asian="10pt" style:font-size-complex="10pt"/>
    </style:style>
    <style:style style:name="P13" style:parent-style-name="Akapitzlistą" style:family="paragraph">
      <style:paragraph-properties fo:text-align="justify" fo:margin-top="0.1666in"/>
      <style:text-properties style:font-name="Cambria" fo:font-size="10pt" style:font-size-asian="10pt" style:font-size-complex="10pt"/>
    </style:style>
    <style:style style:name="P14"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15" style:parent-style-name="Nagłówek2" style:family="paragraph">
      <style:text-properties fo:font-size="10pt" style:font-size-asian="10pt" style:font-size-complex="10pt"/>
    </style:style>
    <style:style style:name="P16"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17" style:parent-style-name="Akapitzlistą" style:family="paragraph">
      <style:paragraph-properties fo:text-align="justify" fo:margin-top="0.1666in"/>
    </style:style>
    <style:style style:name="T18" style:parent-style-name="Domyślnaczcionkaakapitu" style:family="text">
      <style:text-properties style:font-name="Cambria" fo:font-size="10pt" style:font-size-asian="10pt" style:font-size-complex="10pt"/>
    </style:style>
    <style:style style:name="P19" style:parent-style-name="Akapitzlistą" style:family="paragraph">
      <style:paragraph-properties fo:text-align="justify" fo:margin-top="0.1666in"/>
    </style:style>
    <style:style style:name="T20" style:parent-style-name="Domyślnaczcionkaakapitu" style:family="text">
      <style:text-properties style:font-name="Cambria" fo:font-size="10pt" style:font-size-asian="10pt" style:font-size-complex="10pt"/>
    </style:style>
    <style:style style:name="P21" style:parent-style-name="Akapitzlistą" style:family="paragraph">
      <style:paragraph-properties fo:text-align="justify" fo:margin-top="0.1666in"/>
    </style:style>
    <style:style style:name="T22" style:parent-style-name="Domyślnaczcionkaakapitu" style:family="text">
      <style:text-properties style:font-name="Cambria" fo:font-size="10pt" style:font-size-asian="10pt" style:font-size-complex="10pt"/>
    </style:style>
    <style:style style:name="P23"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24" style:parent-style-name="Nagłówek2" style:family="paragraph">
      <style:text-properties fo:font-size="10pt" style:font-size-asian="10pt" style:font-size-complex="10pt"/>
    </style:style>
    <style:style style:name="P25"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26" style:parent-style-name="Nagłówek2" style:family="paragraph">
      <style:text-properties fo:font-size="10pt" style:font-size-asian="10pt" style:font-size-complex="10pt"/>
    </style:style>
    <style:style style:name="P27"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28"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29"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30" style:parent-style-name="Nagłówek2" style:family="paragraph">
      <style:text-properties fo:font-size="10pt" style:font-size-asian="10pt" style:font-size-complex="10pt"/>
    </style:style>
    <style:style style:name="P31"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32" style:parent-style-name="Akapitzlistą" style:family="paragraph">
      <style:paragraph-properties fo:text-align="justify" fo:margin-top="0.1666in"/>
      <style:text-properties style:font-name="Cambria" fo:font-size="10pt" style:font-size-asian="10pt"/>
    </style:style>
    <style:style style:name="P33" style:parent-style-name="Akapitzlistą" style:family="paragraph">
      <style:paragraph-properties fo:text-align="justify" fo:margin-top="0.1666in"/>
      <style:text-properties style:font-name="Cambria" fo:font-size="10pt" style:font-size-asian="10pt"/>
    </style:style>
    <style:style style:name="P34" style:parent-style-name="Akapitzlistą" style:family="paragraph">
      <style:paragraph-properties fo:text-align="justify" fo:margin-top="0.1666in"/>
      <style:text-properties style:font-name="Cambria" fo:font-size="10pt" style:font-size-asian="10pt"/>
    </style:style>
    <style:style style:name="P35"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36"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37" style:parent-style-name="Akapitzlistą" style:family="paragraph">
      <style:paragraph-properties fo:text-align="justify" fo:margin-top="0.1666in"/>
      <style:text-properties style:font-name="Cambria" fo:font-size="10pt" style:font-size-asian="10pt"/>
    </style:style>
    <style:style style:name="P38" style:parent-style-name="Akapitzlistą" style:family="paragraph">
      <style:paragraph-properties fo:text-align="justify" fo:margin-top="0.1666in"/>
      <style:text-properties style:font-name="Cambria" fo:font-size="10pt" style:font-size-asian="10pt"/>
    </style:style>
    <style:style style:name="P39" style:parent-style-name="Akapitzlistą" style:family="paragraph">
      <style:paragraph-properties fo:text-align="justify" fo:margin-top="0.1666in"/>
      <style:text-properties style:font-name="Cambria" fo:font-size="10pt" style:font-size-asian="10pt"/>
    </style:style>
    <style:style style:name="P40"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41"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42"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43" style:parent-style-name="Akapitzlistą" style:family="paragraph">
      <style:paragraph-properties fo:text-align="justify" fo:margin-top="0.1666in"/>
      <style:text-properties style:font-name="Cambria" fo:font-size="10pt" style:font-size-asian="10pt"/>
    </style:style>
    <style:style style:name="P44" style:parent-style-name="Akapitzlistą" style:family="paragraph">
      <style:paragraph-properties fo:text-align="justify" fo:margin-top="0.1666in"/>
      <style:text-properties style:font-name="Cambria" fo:font-size="10pt" style:font-size-asian="10pt"/>
    </style:style>
    <style:style style:name="P45" style:parent-style-name="Akapitzlistą" style:family="paragraph">
      <style:paragraph-properties fo:text-align="justify" fo:margin-top="0.1666in"/>
      <style:text-properties style:font-name="Cambria" fo:font-size="10pt" style:font-size-asian="10pt"/>
    </style:style>
    <style:style style:name="P46" style:parent-style-name="Akapitzlistą" style:family="paragraph">
      <style:paragraph-properties fo:text-align="justify" fo:margin-top="0.1666in"/>
      <style:text-properties style:font-name="Cambria" fo:font-size="10pt" style:font-size-asian="10pt"/>
    </style:style>
    <style:style style:name="P47" style:parent-style-name="Akapitzlistą" style:family="paragraph">
      <style:paragraph-properties fo:text-align="justify" fo:margin-top="0.1666in"/>
      <style:text-properties style:font-name="Cambria" fo:font-size="10pt" style:font-size-asian="10pt"/>
    </style:style>
    <style:style style:name="P48" style:parent-style-name="Akapitzlistą" style:family="paragraph">
      <style:paragraph-properties fo:text-align="justify" fo:margin-top="0.1666in"/>
      <style:text-properties style:font-name="Cambria" fo:font-size="10pt" style:font-size-asian="10pt"/>
    </style:style>
    <style:style style:name="P49" style:parent-style-name="Akapitzlistą" style:family="paragraph">
      <style:paragraph-properties fo:text-align="justify" fo:margin-top="0.1666in"/>
    </style:style>
    <style:style style:name="T50" style:parent-style-name="Domyślnaczcionkaakapitu" style:family="text">
      <style:text-properties style:font-name="Cambria" fo:font-size="10pt" style:font-size-asian="10pt"/>
    </style:style>
  </office:automatic-styles>
  <office:body>
    <office:text text:use-soft-page-breaks="true">
      <text:list text:style-name="LFO1" text:continue-numbering="true">
        <text:list-item>
          <text:p text:style-name="P1">Zdarzenia wyjątkowe w systemie elektroenergetycznym</text:p>
        </text:list-item>
      </text:list>
      <text:list text:style-name="LFO1" text:continue-numbering="true">
        <text:list-item>
          <text:list>
            <text:list-item>
              <text:p text:style-name="P2">Ogólne zasady postępowania</text:p>
            </text:list-item>
          </text:list>
        </text:list-item>
      </text:list>
      <text:p text:style-name="P3">Zdarzenia wyjątkowe w systemie w większości krajów Unii Europejskiej dotyczą wypadków wyjątkowego<text:s/>podejścia<text:s/>we wszelkich regulacjach krajowych do zdarzeń dotyczących jakości i niezawodności dostaw energii. Pojęciem, które na ogół określa tego typu sytuacje, jest „zdarzenie ekstremalne”. Określenie to nie jest zdefiniowane w sposób jednorodny, w zależności od kraju może traktować o przyczynach, ale także o skutkach zdarzeń ekstremalnych. Istnieje wiele różnych bliskoznacznych definicji, na przykład przejęte z prawa cywilnego pojęcie „siły wyższej”. W Polsce oznacza ono zjawisko charakteryzujące się trzema cechami:</text:p>
      <text:list text:style-name="LFO2" text:continue-numbering="true">
        <text:list-item>
          <text:p text:style-name="P4">działania o charakterze zewnętrznym (niezależnym od podmiotu),</text:p>
        </text:list-item>
        <text:list-item>
          <text:p text:style-name="P5">działania niespodziewane, niemożliwe do przewidzenia,</text:p>
        </text:list-item>
        <text:list-item>
          <text:p text:style-name="P6">działania, którym nie można było zapobiec lub przeciwdziałać.</text:p>
        </text:list-item>
      </text:list>
      <text:p text:style-name="P7">Wypadki, które spełniają powyższe kryteria, zaklasyfikować można ze względu na przyczynę zajścia do trzech głównych grup:</text:p>
      <text:list text:style-name="LFO3" text:continue-numbering="true">
        <text:list-item>
          <text:p text:style-name="P8">zdarzenia o naturze technicznej (np. zapaść czy niezbilansowanie systemu),</text:p>
        </text:list-item>
        <text:list-item>
          <text:p text:style-name="P9">zdarzenia wywołane niesprzyjającymi warunkami pogodowymi (np. klęski żywiołowe czy anomalie pogodowe),</text:p>
        </text:list-item>
        <text:list-item>
          <text:p text:style-name="P10">zdarzenia wywołane<text:s/>czynnikiem ludzkim (np. ataki terrorystyczne, strajki, zarządzenia władz czy nieumyślne szkody).</text:p>
        </text:list-item>
      </text:list>
      <text:p text:style-name="P11">Innym kryterium klasyfikującym zdarzenia ekstremalne jest ich oddziaływanie na pracę całego systemu. Można tu wyszczególnić dwie grupy:</text:p>
      <text:list text:style-name="LFO4" text:continue-numbering="true">
        <text:list-item>
          <text:p text:style-name="P12">rozległość awarii (najczęściej próg ilościowy odbiorców objętych skutkami awarii),</text:p>
        </text:list-item>
        <text:list-item>
          <text:p text:style-name="P13">szansa na wystąpienie danego zjawiska pogodowego na danym obszarze (obliczana na podstawie danych meteorologicznych).</text:p>
        </text:list-item>
      </text:list>
      <text:p text:style-name="P14">Rezultatem wydarzeń wyjątkowych może być istotny negatywny wpływ na statystyki<text:s/>ciągłości i niezawodności dostaw energii do odbiorców. Przy późniejszej analizie danych dotyczących tych zagadnień<text:s/>zasadnicze<text:s/>znaczenie ma poprawne sklasyfikowanie zajścia jako zjawiska nadzwyczajnego. W tej kwestii również występują znaczne rozbieżności między poszczególnymi krajami. Wynikają one głównie z unikalnych warunków środowiskowych, w jakich pracuje sieć w danym kraju oraz właściwości samej sieci elektroenergetycznej. Przyporządkowanie to jest zwykle wykonywane przez operatorów systemu przesyłowego<text:s/>(OSP) i/lub dystrybucyjnego (OSD), albo też przez urząd regulacji (NRA). Z uwagi na różny poziom dostępu do niezbędnych danych przez podmioty odpowiedzialne często zdarza się, iż niezbędny jest współudział dodatkowego podmiotu pomagającego w ustalaniu wyjątkowości zjawisk. Jako że to operator sieci jest odpowiedzialny za jej zarządzanie, to na nim spoczywa obowiązek wykazania poprawności zastosowanej klasyfikacji zdarzeń.</text:p>
      <text:soft-page-break/>
      <text:list text:style-name="LFO1" text:continue-numbering="true">
        <text:list-item>
          <text:list>
            <text:list-item>
              <text:p text:style-name="P15">Uwzględnianie zdarzeń wyjątkowych w statystykach ciągłości zasilania</text:p>
            </text:list-item>
          </text:list>
        </text:list-item>
      </text:list>
      <text:p text:style-name="P16">Zróżnicowanie<text:s/>klimatu w poszczególnych krajach wpływa poprzez warunki pogodowe na sposób funkcjonowania systemu. Wpływ ten przekłada się na różnorodność definicji zdarzeń wyjątkowych czy ekstremalnych w poszczególnych krajach, które to odzwierciadlają przecież indywidualne cechy systemów elektroenergetycznych. W celu analizowania wskaźników ciągłości zasilania konieczne jest przeanalizowanie sposobu, w jaki brane są pod uwagę różne dane. Wyszczególnić można podejście do ujęcia w statystykach przerw w zasilaniu,<text:s/>w jaki sposób<text:s/>na przerwy u końcowych odbiorców wpływają wydarzenia nietypowe, a także jakie obowiązki posiadają operatorzy sieci w różnych krajach. Podejście do uwzględniania przerw w zasilaniu spowodowanych zdarzeniami wyjątkowymi w statystykach można podzielić na trzy rodzaje:</text:p>
      <text:list text:style-name="LFO5" text:continue-numbering="true">
        <text:list-item>
          <text:p text:style-name="P17"><text:span text:style-name="T18">włączenie do statystyk na równi z przerwami w dostawach z innych powodów,</text:span></text:p>
        </text:list-item>
        <text:list-item>
          <text:p text:style-name="P19"><text:span text:style-name="T20">włączenie do niezależnych statystyk ciągłości zasilania,</text:span></text:p>
        </text:list-item>
        <text:list-item>
          <text:p text:style-name="P21"><text:span text:style-name="T22">wyłączenie ze statystyk.</text:span></text:p>
        </text:list-item>
      </text:list>
      <text:p text:style-name="P23">Jedynie wskaźniki opierające się na statystykach zawierających przerwy w dostawach energii spowodowanych zdarzeniami wyjątkowymi są w stanie odzwierciedlić rzeczywisty stan ciągłości dostaw u końcowego odbiorcy. Przez to wyłącznie takie wskaźniki niosą realne informacje na temat wydajności sieci i mogą istotnie wpływać na ocenę skali i znaczenia wydarzeń nietypowych.</text:p>
      <text:list text:style-name="LFO1" text:continue-numbering="true">
        <text:list-item>
          <text:list>
            <text:list-item>
              <text:p text:style-name="P24">Wypłaty rekompensat</text:p>
            </text:list-item>
          </text:list>
        </text:list-item>
      </text:list>
      <text:p text:style-name="P25">Różne kraje stosują odmienne kryteria przy decyzji o wypłacie ew. odszkodowań. Brane są pod uwagę takie czynniki jak przyczyna powstania awarii w zasilaniu, czas utraty zasilania czy rodzaj odbiorcy. Warto nadmienić,<text:s/>iż zawsze to operator sieci odpowiada za techniczne i ekonomiczne usuwanie skutków wydarzeń nietypowych.</text:p>
      <text:list text:style-name="LFO1" text:continue-numbering="true">
        <text:list-item>
          <text:list>
            <text:list-item>
              <text:p text:style-name="P26">Minimalizacja częstości występowania oraz skutków zdarzeń wyjątkowych</text:p>
            </text:list-item>
          </text:list>
        </text:list-item>
      </text:list>
      <text:p text:style-name="P27">Działania najczęściej podejmowane przez operatorów sieci w celu zminimalizowania<text:s/>niekorzystnego wypływu rezultatów sytuacji ekstremalnych to plany awaryjne oraz umowy ubezpieczeniowe z ubezpieczycielami. Plany awaryjne tworzone są na dwóch szczeblach: jako plan operatora oraz jako plan ogólnokrajowy. Większość krajów europejskich łączy<text:s/>swoje plany ogólnokrajowe z szeroko pojmowanym bezpieczeństwem krajowym, dlatego też za stworzenie takich planów odpowiedzialni są nie tylko operatorzy sieci elektroenergetycznych, lecz również liczne instytucje zaangażowane w kwestie<text:s/>bezpieczeństwa kraju. Podział na szczeble planów operatora oraz<text:s/>planów<text:s/>krajowych ma sens, gdy dokonywane jest rozróżnienie zdarzeń ekstremalnych poprzez skalę i zasięg zjawiska. Plany operatora mają na celu na ogół zapobieżenie lub ograniczenie skutków wydarzeń nadzwyczajnych. Są w<text:s/>nich zawarte takie czynności jak składowanie materiałów i części zamiennych, zapewnienie alternatywnych źródeł zasilania, określenie charakteru i rodzaju <text:s/>współpracy między różnymi operatorami w zakresie przeciwdziałania i ograniczania efektów usterek.</text:p>
      <text:p text:style-name="P28">Ciekawym narzędziem polecanym operatorom sieci mającym pomóc w radzeniu sobie ze skutkami znacznych awarii sieci jest oprogramowanie symulacyjne DTS (Dispatcher<text:s/>Training Simulator). System ten służy do przeprowadzania szkoleń dyspozytorów na okoliczność zaistnienia sytuacji wyjątkowych.</text:p>
      <text:p text:style-name="P29">Scenariusze sytuacji zagrożenia bezpieczeństwa dostaw energii zawarte są w ogólnokrajowych planach awaryjnych. Analizowane są ogół<text:s/>średnio oraz długoterminowe bilanse mocy i energii, dostawy paliw i tym podobne. Przeważnie zakłada się, iż system elektroenergetyczny niewrażliwy na<text:s/><text:soft-page-break/>oddziaływanie czynników zewnętrznych jest niemożliwy do zaprojektowania i wykonania. Skomplikowane sytuacje wyjątkowe lub nadzwyczaj ciężkie warunki atmosferyczne mogą spowodować dysfunkcję niektórych elementów sieci pomimo poprawnego projektu uwzględniającego z odpowiednim marginesem bezpieczeństwa zdarzenia nietypowe. Są to usterki będące poza jakąkolwiek kontrolą projektantów czy operatorów sieci. Wyjątkowość warunków pogodowych zależy nie od sztywnej definicji i przyjętych norm, lecz od danych statystycznych dla danego rejonu geograficznego. Sytuacje ekstremalne mogą występować także przy dużym natężeniu występowania<text:s/>niekorzystnych warunków<text:s/>nie odbiegających od standardów, co powoduje, że możliwości dokonania napraw uszkodzonych elementów sieci są niewystarczające lub naprawy takie nie mogą zostać przeprowadzone.</text:p>
      <text:list text:style-name="LFO1" text:continue-numbering="true">
        <text:list-item>
          <text:list>
            <text:list-item>
              <text:p text:style-name="P30">Przeciwdziałanie skutkom zdarzeń nadzwyczajnych</text:p>
            </text:list-item>
          </text:list>
        </text:list-item>
      </text:list>
      <text:p text:style-name="P31">Możliwości i gotowość operatorów sieci elektroenergetycznych w przeciwdziałaniu skutkom zdarzeń nadzwyczajnych można charakteryzować na podstawie następujących kryteriów:</text:p>
      <text:list text:style-name="LFO6" text:continue-numbering="true">
        <text:list-item>
          <text:p text:style-name="P32">ilości posiadanych środków zaradczych,</text:p>
        </text:list-item>
        <text:list-item>
          <text:p text:style-name="P33">rodzaju wdrażanych procedur wykorzystania zgromadzonych środków,</text:p>
        </text:list-item>
        <text:list-item>
          <text:p text:style-name="P34">dostosowania stosowanych procedur i środków do różnych rodzajów sieci energetycznych<text:s/>(np. różnych poziomów napięcia sieci).</text:p>
        </text:list-item>
      </text:list>
      <text:p text:style-name="P35">Podstawowym zasobem pozwalającym na walkę z nieprzewidywanymi zdarzeniami jest posiadanie i utrzymywanie w gotowości zasobów ludzkich w postaci brygad eksploatacyjnych i pogotowia wyposażonych w specjalistyczny sprzęt oraz środki transportu. Pozwala to zminimalizować czas przerw w dostawie energii elektrycznej poprzez odpowiednio szybką reakcję zespołu remontowego na ewentualne zdarzenia. Niektórzy operatorzy, by zwiększyć niezawodność pracy sieci poza utrzymywaniem własnych brygad wykorzystują usługi zewnętrznych wyspecjalizowanych firm wykonawczych, dysponujących większymi możliwościami i zasobami niż wewnętrzne zespoły. Rozwiązanie to sprawdza się szczególnie w przypadku konieczności usuwania skutków zdarzenia o skali i rozległości większej niż przewidują to zasoby własne operatora.</text:p>
      <text:p text:style-name="P36">Problem usuwania skutków awarii wiąże się ze zużyciem materiałów i części zapasowych związanych z naprawą uszkodzeń fizycznych w sieci energetycznej. W celu zapewnienia dostępności tych<text:s/>materiałów operatorzy stosują:</text:p>
      <text:list text:style-name="LFO7" text:continue-numbering="true">
        <text:list-item>
          <text:p text:style-name="P37">utrzymywanie własnych zapasów magazynowych,</text:p>
        </text:list-item>
        <text:list-item>
          <text:p text:style-name="P38">utrzymywanie własnych zapasów magazynowych wspomaganych materiałami, które zapewnia zewnętrzny dostawca na podstawie umów podpisanych na dostawę w sytuacjach awaryjnych,</text:p>
        </text:list-item>
        <text:list-item>
          <text:p text:style-name="P39">utrzymywanie zasobów wyłącznie w oparciu o umowy z dostawcami.</text:p>
        </text:list-item>
      </text:list>
      <text:p text:style-name="P40">Korzystanie z zewnętrznych dostawców, podobnie jak w przypadku usług zewnętrznych firm wykonawczych, służy zwiększeniu niezawodności sieci i zmniejszeniu czasu reakcji podczas zdarzeń o zwiększonej rozległości niepożądanych skutków.</text:p>
      <text:p text:style-name="P41">Szczególnym środkiem przeciwdziałania skutkom długotrwałych przerw w dostawach energii elektrycznej są mobilne agregaty prądotwórcze, znajdujące się na wyposażeniu większości operatorów elektroenergetycznych w Polsce. W sytuacjach nadzwyczajnych wykorzystywane są one<text:s/><text:soft-page-break/>do zasilenia tzw. odbiorców wrażliwych, czyli przeciwdziałającym zagrożeniu życia lub zdrowia ludzkiego. Agregaty stosowane są także do zasilania potrzeb własnych operatora.</text:p>
      <text:p text:style-name="P42">Procedury wykorzystania zasobów operatora<text:s/>w przeciwdziałaniu skutkom zdarzeń wyjątkowych wykonywane są według ustalonych planów działań kryzysowych, których stosowanie zapewnia odpowiednią koordynację działań podczas awarii. Wśród procedur stosowanych przez polskich operatorów elektroenergetycznych można wyróżnić następujące:</text:p>
      <text:list text:style-name="LFO8" text:continue-numbering="true">
        <text:list-item>
          <text:p text:style-name="P43">plany i wytyczne działania w warunkach masowych awarii sieci dystrybucyjnej na wszystkich poziomach napięć,</text:p>
        </text:list-item>
        <text:list-item>
          <text:p text:style-name="P44">polecenia na wypadek zagrożenia klęskami żywiołowymi w sieci energetycznej,</text:p>
        </text:list-item>
        <text:list-item>
          <text:p text:style-name="P45">instrukcje współpracy ze służbami porządkowymi (przede wszystkim strażą pożarną),</text:p>
        </text:list-item>
        <text:list-item>
          <text:p text:style-name="P46">instrukcje odbudowy systemu,</text:p>
        </text:list-item>
        <text:list-item>
          <text:p text:style-name="P47">plan działania w przypadku całkowitego braku zasilania (tzw. blackout),</text:p>
        </text:list-item>
        <text:list-item>
          <text:p text:style-name="P48">procedury wdrażania zasilania awaryjnego,</text:p>
        </text:list-item>
        <text:list-item>
          <text:p text:style-name="P49"><text:span text:style-name="T50">procedury bilansowania moc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Akapitzlistą" style:display-name="Akapit z listą" style:family="paragraph" style:parent-style-name="Normalny">
      <style:paragraph-properties fo:margin-left="0.5in">
        <style:tab-stops/>
      </style:paragraph-properties>
      <style:text-properties fo:hyphenate="false"/>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text:start-value="4">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Symbol"/>
      </text:list-level-style-bullet>
      <text:list-level-style-bullet text:level="2" text:style-name="WW_CharLFO6LVL2" text:bullet-char="o">
        <style:list-level-properties text:space-before="1in" text:min-label-width="0.25in"/>
        <style:text-properties style:font-name="Courier New"/>
      </text:list-level-style-bullet>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eusz</meta:initial-creator>
    <dc:creator>Anna Płaszczyca</dc:creator>
    <meta:creation-date>2014-01-06T11:17:00Z</meta:creation-date>
    <dc:date>2014-01-06T18:17:00Z</dc:date>
    <meta:template xlink:href="Normal" xlink:type="simple"/>
    <meta:editing-cycles>12</meta:editing-cycles>
    <meta:editing-duration>PT4980S</meta:editing-duration>
    <meta:document-statistic meta:page-count="4" meta:paragraph-count="20" meta:word-count="1513" meta:character-count="10121" meta:row-count="71" meta:non-whitespace-character-count="8628"/>
  </office:meta>
</office:document-meta>
</file>